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Textbody" style:family="paragraph">
      <style:paragraph-properties fo:text-indent="0.4916in" fo:background-color="#FFFFFF"/>
      <style:text-properties style:font-size-complex="14pt"/>
    </style:style>
    <style:style style:name="P57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Заголовок2" style:family="paragraph">
      <style:paragraph-properties fo:text-indent="0.4916in"/>
    </style:style>
    <style:style style:name="P59" style:parent-style-name="Textbody" style:family="paragraph">
      <style:paragraph-properties fo:background-color="#FFFFFF"/>
    </style:style>
    <style:style style:name="P60" style:parent-style-name="Обычный" style:family="paragraph">
      <style:paragraph-properties fo:text-align="justify" fo:margin-bottom="0.0784in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Обычный" style:family="paragraph">
      <style:paragraph-properties fo:text-align="justify" fo:margin-bottom="0.0784in" fo:line-height="150%" fo:background-color="#FFFFFF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64" style:parent-style-name="Обычный" style:family="paragraph">
      <style:paragraph-properties fo:text-align="justify" fo:margin-bottom="0.0784in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" style:parent-style-name="Абзацсписка" style:family="paragraph">
      <style:paragraph-properties fo:text-align="justify" fo:line-height="150%" fo:background-color="#FFFFFF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73" style:parent-style-name="Обычный" style:family="paragraph">
      <style:paragraph-properties fo:text-align="justify" fo:margin-bottom="0.0784in" fo:line-height="150%" fo:background-color="#FFFFFF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7" style:parent-style-name="Обычный" style:family="paragraph">
      <style:paragraph-properties fo:text-align="justify" fo:margin-bottom="0.0784in" fo:line-height="150%" fo:background-color="#FFFFFF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1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2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3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4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5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6" style:parent-style-name="Обычный" style:family="paragraph">
      <style:paragraph-properties fo:text-align="justify" fo:margin-bottom="0.0784in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7" style:parent-style-name="Обычный" style:family="paragraph">
      <style:paragraph-properties fo:break-before="page"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Textbody" style:family="paragraph">
      <style:paragraph-properties fo:text-indent="0.4916in" fo:background-color="#FFFFFF"/>
      <style:text-properties style:font-size-complex="14pt"/>
    </style:style>
    <style:style style:name="P89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Заголовок2" style:family="paragraph">
      <style:paragraph-properties fo:background-color="#FFFFFF"/>
    </style:style>
    <style:style style:name="P91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break-before="page"/>
    </style:style>
    <style:style style:name="P100" style:parent-style-name="Textbody" style:family="paragraph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size-complex="14pt"/>
    </style:style>
    <style:style style:name="T102" style:parent-style-name="Основнойшрифтабзаца" style:family="text">
      <style:text-properties style:font-size-complex="14pt"/>
    </style:style>
    <style:style style:name="TableColumn104" style:family="table-column">
      <style:table-column-properties style:column-width="1.2604in" style:use-optimal-column-width="false"/>
    </style:style>
    <style:style style:name="TableColumn105" style:family="table-column">
      <style:table-column-properties style:column-width="3.677in" style:use-optimal-column-width="false"/>
    </style:style>
    <style:style style:name="TableColumn106" style:family="table-column">
      <style:table-column-properties style:column-width="1.8486in" style:use-optimal-column-width="false"/>
    </style:style>
    <style:style style:name="Table103" style:family="table">
      <style:table-properties style:width="6.7861in" fo:margin-left="0in" table:align="left"/>
    </style:style>
    <style:style style:name="TableRow107" style:family="table-row">
      <style:table-row-properties style:min-row-height="0.3958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Textbody" style:family="paragraph">
      <style:paragraph-properties fo:text-align="center" fo:text-indent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Textbody" style:family="paragraph">
      <style:paragraph-properties fo:text-align="center" fo:text-indent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body" style:family="paragraph">
      <style:paragraph-properties fo:text-align="center" fo:text-indent="0in"/>
    </style:style>
    <style:style style:name="TableRow114" style:family="table-row">
      <style:table-row-properties style:min-row-height="1.0833in"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body" style:family="paragraph">
      <style:paragraph-properties fo:text-align="center" fo:text-indent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line-height="150%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paragraph-properties fo:text-align="start" fo:text-indent="0in"/>
    </style:style>
    <style:style style:name="T130" style:parent-style-name="Основнойшрифтабзаца" style:family="text">
      <style:text-properties fo:color="#212529" style:font-size-complex="14pt" fo:language="en" fo:country="US"/>
    </style:style>
    <style:style style:name="T131" style:parent-style-name="Основнойшрифтабзаца" style:family="text">
      <style:text-properties fo:color="#212529" style:font-size-complex="14pt" fo:language="en" fo:country="US"/>
    </style:style>
    <style:style style:name="T132" style:parent-style-name="Основнойшрифтабзаца" style:family="text">
      <style:text-properties fo:color="#212529" style:font-size-complex="14pt" fo:language="en" fo:country="US"/>
    </style:style>
    <style:style style:name="T133" style:parent-style-name="Основнойшрифтабзаца" style:family="text">
      <style:text-properties fo:color="#212529" style:font-size-complex="14pt" fo:language="en" fo:country="US"/>
    </style:style>
    <style:style style:name="T134" style:parent-style-name="Основнойшрифтабзаца" style:family="text">
      <style:text-properties fo:color="#212529" style:font-size-complex="14pt" fo:language="en" fo:country="US"/>
    </style:style>
    <style:style style:name="T135" style:parent-style-name="Основнойшрифтабзаца" style:family="text">
      <style:text-properties fo:color="#212529" style:font-size-complex="14pt" fo:language="en" fo:country="US"/>
    </style:style>
    <style:style style:name="T136" style:parent-style-name="Основнойшрифтабзаца" style:family="text">
      <style:text-properties fo:color="#212529" style:font-size-complex="14pt" fo:language="en" fo:country="US"/>
    </style:style>
    <style:style style:name="T137" style:parent-style-name="Основнойшрифтабзаца" style:family="text">
      <style:text-properties fo:color="#212529" style:font-size-complex="14pt" fo:language="en" fo:country="US"/>
    </style:style>
    <style:style style:name="T138" style:parent-style-name="Основнойшрифтабзаца" style:family="text">
      <style:text-properties fo:color="#212529" style:font-size-complex="14pt" fo:language="en" fo:country="US"/>
    </style:style>
    <style:style style:name="P139" style:parent-style-name="Обычный" style:family="paragraph">
      <style:paragraph-properties fo:break-before="page"/>
    </style:style>
    <style:style style:name="P140" style:parent-style-name="Заголовок2" style:family="paragraph">
      <style:paragraph-properties fo:text-indent="0.4916in"/>
    </style:style>
    <style:style style:name="P141" style:parent-style-name="Обычный" style:family="paragraph">
      <style:paragraph-properties fo:text-align="justify" fo:margin-bottom="0.2083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43" style:parent-style-name="Обычный" style:family="paragraph">
      <style:paragraph-properties fo:break-before="page" fo:line-height="150%"/>
    </style:style>
    <style:style style:name="P144" style:parent-style-name="Заголовок1" style:family="paragraph">
      <style:paragraph-properties fo:break-before="page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P14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8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9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0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1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2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3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4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5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6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7" style:parent-style-name="Обычный" style:family="paragraph">
      <style:paragraph-properties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8" style:parent-style-name="Обычный" style:family="paragraph">
      <style:paragraph-properties fo:background-color="#FFFFFF"/>
    </style:style>
    <style:style style:name="T2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4</text:span></text:p>
      <text:p text:style-name="P21"><text:span text:style-name="T22">по дисциплине<text:s/></text:span><text:span text:style-name="T23">«</text:span><text:span text:style-name="T24">Программирование</text:span><text:span text:style-name="T25">»</text:span></text:p>
      <text:p text:style-name="P26"><text:span text:style-name="T27">Тема:<text:s/></text:span><text:span text:style-name="T28">Динамические структуры данных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Студент гр. 3342</text:p>
          </table:table-cell>
          <table:table-cell table:style-name="TableCell41">
            <text:p text:style-name="P42"/>
          </table:table-cell>
          <table:table-cell table:style-name="TableCell43">
            <text:p text:style-name="P44">Галеев А.Д.</text:p>
          </table:table-cell>
        </table:table-row>
        <table:table-row table:style-name="TableRow45">
          <table:table-cell table:style-name="TableCell46">
            <text:p text:style-name="Standard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Глазунов<text:s/>С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4</text:p>
      <text:p text:style-name="P55"/>
      <text:h text:style-name="Заголовок2" text:outline-level="2">Цель работы</text:h>
      <text:p text:style-name="P56">Изучение, анализ и реализации динамических структур данных с целью понимания их принципов функционирования, эффективного использования и возможностей оптимизации.</text:p>
      <text:p text:style-name="P57"/>
      <text:h text:style-name="P58" text:outline-level="2">Задание</text:h>
      <text:p text:style-name="P59">Вариант №3</text:p>
      <text:p text:style-name="P60">Требуется написать программу, моделирующую работу стека на базе массива. Для этого необходимо:</text:p>
      <text:p text:style-name="P61"><text:span text:style-name="T62"><text:s/>1) Реализовать класс CustomStack, который будет содержать перечисленные ниже методы. Стек должен иметь возможность хранить и работать с типом данных<text:s/></text:span><text:span text:style-name="T63">int.</text:span></text:p>
      <text:p text:style-name="P64">Перечень методов класса стека, которые должны быть реализованы:</text:p>
      <text:list text:style-name="LFO3" text:continue-numbering="true">
        <text:list-item>
          <text:p text:style-name="P65">void push(int val) - <text:s/>добавляет новый элемент в стек</text:p>
        </text:list-item>
        <text:list-item>
          <text:p text:style-name="P66">void pop() - удаляет из стека последний элемент</text:p>
        </text:list-item>
        <text:list-item>
          <text:p text:style-name="P67">int top() - возвращает верхний элемент</text:p>
        </text:list-item>
        <text:list-item>
          <text:p text:style-name="P68">size_t size() - возвращает количество элементов в стеке</text:p>
        </text:list-item>
        <text:list-item>
          <text:p text:style-name="P69">bool empty() - проверяет отсутствие элементов в стеке</text:p>
        </text:list-item>
        <text:list-item>
          <text:p text:style-name="P70"><text:span text:style-name="T71">extend(int n) - расширяет исходный массив на n ячеек</text:span><text:span text:style-name="T72"><text:s/></text:span></text:p>
        </text:list-item>
      </text:list>
      <text:p text:style-name="P73"><text:span text:style-name="T74">2) Обеспечить в программе считывание из потока<text:s/></text:span><text:span text:style-name="T75">stdin</text:span><text:span text:style-name="T76"><text:s/>последовательности команд (каждая команда с новой строки), в зависимости от которых программа выполняет ту или иную операцию и выводит результат ее выполнения с новой строки.</text:span></text:p>
      <text:p text:style-name="P77"><text:span text:style-name="T78">Перечень команд, которые подаются на вход программе в<text:s/></text:span><text:span text:style-name="T79">stdin</text:span><text:span text:style-name="T80">:</text:span></text:p>
      <text:list text:style-name="LFO3" text:continue-numbering="true">
        <text:list-item>
          <text:p text:style-name="P81">cmd_push n - <text:s/>добавляет целое число n в стек. Программа должна вывести "ok"</text:p>
        </text:list-item>
        <text:list-item>
          <text:p text:style-name="P82">cmd_pop - удаляет из стека последний элемент и выводит его значение на экран</text:p>
        </text:list-item>
        <text:list-item>
          <text:p text:style-name="P83">cmd_top - программа должна вывести верхний элемент стека на экран не удаляя его из стека</text:p>
        </text:list-item>
        <text:list-item>
          <text:p text:style-name="P84">cmd_size - программа должна вывести количество элементов в стеке</text:p>
        </text:list-item>
        <text:list-item>
          <text:p text:style-name="P85">cmd_exit - программа должна вывести "bye" и завершить работу</text:p>
        </text:list-item>
      </text:list>
      <text:p text:style-name="P86">Если в процессе вычисления возникает ошибка (например вызов метода pop или top при пустом стеке), программа должна вывести "error" и завершиться.</text:p>
      <text:p text:style-name="P87"/>
      <text:h text:style-name="Заголовок2" text:outline-level="2">Основные теоретические положения</text:h>
      <text:p text:style-name="P88">Для решения задач в программе использовались<text:s/>стандартные<text:s/>библиотеки языка<text:s/>C++,<text:s/>они<text:s/>предоставляют функции для работы с<text:s/>Динамическими структурами данных.</text:p>
      <text:p text:style-name="P89"/>
      <text:h text:style-name="P90" text:outline-level="2">Выполнение работы</text:h>
      <text:p text:style-name="P91">CustomStack(): Конструктор класса CustomStack, который инициализирует члены данных mData, mCapacity и mSize. mData инициализируется значением nullptr, а mCapacity и mSize устанавливаются в 0.</text:p>
      <text:p text:style-name="P92">void push(int val): Метод для добавления нового элемента в стек. Если текущий размер стека (mSize) равен его вместимости (mCapacity), вызывается функция extend, чтобы увеличить размер стека, иначе новый элемент просто добавляется в конец массива mData.</text:p>
      <text:p text:style-name="P93">void pop(): Метод для удаления верхнего элемента из стека. Просто уменьшает значение mSize на 1.</text:p>
      <text:p text:style-name="P94">int top(): Метод для получения значения верхнего элемента стека, не удаляя его. Возвращает значение элемента из массива mData, находящегося в позиции mSize - 1.</text:p>
      <text:p text:style-name="P95">size_t size(): Метод для возврата текущего размера стека, т.е., количество элементов в стеке. Просто возвращает значение mSize.</text:p>
      <text:p text:style-name="P96">bool empty(): Метод для проверки, пуст ли стек. Возвращает true, если mSize равно 0, иначе false.</text:p>
      <text:p text:style-name="P97">void extend(int n): Метод для расширения вместимости стека. Создает новый массив newData с увеличенной вместимостью, копирует в него все элементы из старого массива mData, освобождает память старого массива, и заменяет указатель mData на новый массив. Обновляет значение mCapacity на новую вместимость.</text:p>
      <text:p text:style-name="P98"/>
      <text:p text:style-name="P99"/>
      <text:p text:style-name="P100">Тестирование</text:p>
      <text:p text:style-name="Textbody"><text:span text:style-name="T101">Результаты тестирования представлены в табл. 1</text:span><text:line-break/><text:span text:style-name="T102">Таблица 1 – Результаты тестирования</text:span></text:p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№ проверки</text:p>
          </table:table-cell>
          <table:table-cell table:style-name="TableCell110">
            <text:p text:style-name="P111">Входные данные</text:p>
          </table:table-cell>
          <table:table-cell table:style-name="TableCell112">
            <text:p text:style-name="P113">Выходные данные</text:p>
          </table:table-cell>
        </table:table-row>
        <table:table-row table:style-name="TableRow114">
          <table:table-cell table:style-name="TableCell115">
            <text:p text:style-name="P116">1.</text:p>
          </table:table-cell>
          <table:table-cell table:style-name="TableCell117">
            <text:p text:style-name="P118"><text:span text:style-name="T119">cmd_push 1</text:span><text:line-break/><text:span text:style-name="T120">cmd_top</text:span><text:line-break/><text:span text:style-name="T121">cmd_push 2</text:span><text:line-break/><text:span text:style-name="T122">cmd_top</text:span><text:line-break/><text:span text:style-name="T123">cmd_pop</text:span><text:line-break/><text:span text:style-name="T124">cmd_size</text:span><text:line-break/><text:span text:style-name="T125">cmd_pop</text:span><text:line-break/><text:span text:style-name="T126">cmd_size</text:span><text:line-break/><text:span text:style-name="T127">cmd_exit</text:span></text:p>
          </table:table-cell>
          <table:table-cell table:style-name="TableCell128">
            <text:p text:style-name="P129"><text:span text:style-name="T130">ok</text:span><text:line-break/><text:span text:style-name="T131">1</text:span><text:line-break/><text:span text:style-name="T132">ok</text:span><text:line-break/><text:span text:style-name="T133">2</text:span><text:line-break/><text:span text:style-name="T134">2</text:span><text:line-break/><text:span text:style-name="T135">1</text:span><text:line-break/><text:span text:style-name="T136">1</text:span><text:line-break/><text:span text:style-name="T137">0</text:span><text:line-break/><text:span text:style-name="T138">bye</text:span></text:p>
          </table:table-cell>
        </table:table-row>
      </table:table>
      <text:p text:style-name="P139"/>
      <text:h text:style-name="P140" text:outline-level="2">Выводы</text:h>
      <text:p text:style-name="P141">В ходе выполнения лабораторной работы<text:s/>были изучены основные принципы, преимущества и недостатки динамических структур. Были изучены различные типы динамических структур данных. Также были исследованы методы оптимизации.</text:p>
      <text:p text:style-name="P142"/>
      <text:p text:style-name="P143"/>
      <text:h text:style-name="P144" text:outline-level="1">Приложение А<text:line-break/>Исходный код программы</text:h>
      <text:p text:style-name="Textbody"/>
      <text:p text:style-name="Standard">Название файла:<text:s/><text:span text:style-name="T145">main_lb</text:span><text:span text:style-name="T146">4</text:span></text:p>
      <text:p text:style-name="P147">class CustomStack {</text:p>
      <text:p text:style-name="P148">public:</text:p>
      <text:p text:style-name="P149"><text:s text:c="4"/>CustomStack() : mData(nullptr), mCapacity(0), mSize(0) {}</text:p>
      <text:p text:style-name="P150"><text:s text:c="4"/>~CustomStack() {</text:p>
      <text:p text:style-name="P151"><text:s text:c="8"/>delete[] mData;</text:p>
      <text:p text:style-name="P152"><text:s text:c="4"/>}</text:p>
      <text:p text:style-name="P153"/>
      <text:p text:style-name="P154"><text:s text:c="4"/>void push(int val) {</text:p>
      <text:p text:style-name="P155"><text:s text:c="8"/>if (mSize == mCapacity) {</text:p>
      <text:p text:style-name="P156"><text:s text:c="12"/>if (!extend(1)) {</text:p>
      <text:p text:style-name="P157"><text:s text:c="16"/>std::cerr &lt;&lt; "Failed to extend memory." &lt;&lt; std::endl;</text:p>
      <text:p text:style-name="P158"><text:s text:c="16"/>return;</text:p>
      <text:p text:style-name="P159"><text:s text:c="12"/>}</text:p>
      <text:p text:style-name="P160"><text:s text:c="8"/>}</text:p>
      <text:p text:style-name="P161"><text:s text:c="8"/>mData[mSize++] = val;</text:p>
      <text:p text:style-name="P162"><text:s text:c="4"/>}</text:p>
      <text:p text:style-name="P163"/>
      <text:p text:style-name="P164"><text:s text:c="4"/>void pop() {</text:p>
      <text:p text:style-name="P165"><text:s text:c="8"/>--mSize;</text:p>
      <text:p text:style-name="P166"><text:s text:c="4"/>}</text:p>
      <text:p text:style-name="P167"/>
      <text:p text:style-name="P168"><text:s text:c="4"/>int top() {</text:p>
      <text:p text:style-name="P169"><text:s text:c="8"/>return mData[mSize - 1];</text:p>
      <text:p text:style-name="P170"><text:s text:c="4"/>}</text:p>
      <text:p text:style-name="P171"/>
      <text:p text:style-name="P172"><text:s text:c="4"/>size_t size() {</text:p>
      <text:p text:style-name="P173"><text:s text:c="8"/>return mSize;</text:p>
      <text:p text:style-name="P174"><text:s text:c="4"/>}</text:p>
      <text:p text:style-name="P175"/>
      <text:p text:style-name="P176"><text:s text:c="4"/>bool empty() {</text:p>
      <text:p text:style-name="P177"><text:s text:c="8"/>return mSize == 0;</text:p>
      <text:p text:style-name="P178"><text:s text:c="4"/>}</text:p>
      <text:p text:style-name="P179"/>
      <text:p text:style-name="P180"><text:s text:c="4"/>bool extend(int n) {</text:p>
      <text:p text:style-name="P181"><text:s text:c="8"/>int newCapacity = mCapacity + n;</text:p>
      <text:p text:style-name="P182"><text:s text:c="8"/>int* newData = new (std::nothrow) int[newCapacity];</text:p>
      <text:p text:style-name="P183"><text:s text:c="8"/>if (!newData) {</text:p>
      <text:p text:style-name="P184"><text:s text:c="12"/>return false;</text:p>
      <text:p text:style-name="P185"><text:s text:c="8"/>}</text:p>
      <text:p text:style-name="P186"><text:s text:c="8"/>for (size_t i = 0; i &lt; mSize; ++i) {</text:p>
      <text:p text:style-name="P187"><text:s text:c="12"/>newData[i] = mData[i];</text:p>
      <text:p text:style-name="P188"><text:s text:c="8"/>}</text:p>
      <text:p text:style-name="P189"><text:s text:c="8"/>delete[] mData;</text:p>
      <text:p text:style-name="P190"><text:s text:c="8"/>mData = newData;</text:p>
      <text:p text:style-name="P191"><text:s text:c="8"/>mCapacity = newCapacity;</text:p>
      <text:p text:style-name="P192"><text:s text:c="8"/>return true;</text:p>
      <text:p text:style-name="P193"><text:s text:c="4"/>}</text:p>
      <text:p text:style-name="P194"/>
      <text:p text:style-name="P195">protected:</text:p>
      <text:p text:style-name="P196"><text:s text:c="4"/>int* mData;</text:p>
      <text:p text:style-name="P197"/>
      <text:p text:style-name="P198">private:</text:p>
      <text:p text:style-name="P199"><text:s text:c="4"/>size_t mCapacity;</text:p>
      <text:p text:style-name="P200"><text:s text:c="4"/>size_t mSize;</text:p>
      <text:p text:style-name="P201">};</text:p>
      <text:p text:style-name="P202"/>
      <text:p text:style-name="P203">int main() {</text:p>
      <text:p text:style-name="P204"><text:s text:c="4"/>CustomStack stack;</text:p>
      <text:p text:style-name="P205"/>
      <text:p text:style-name="P206"><text:s text:c="4"/>std::string cmd;</text:p>
      <text:p text:style-name="P207"><text:s text:c="4"/>while (std::cin &gt;&gt; cmd) {</text:p>
      <text:p text:style-name="P208"><text:s text:c="8"/>if (cmd == "cmd_push") {</text:p>
      <text:p text:style-name="P209"><text:s text:c="12"/>int n;</text:p>
      <text:p text:style-name="P210"><text:s text:c="12"/>std::cin &gt;&gt; n;</text:p>
      <text:p text:style-name="P211"><text:s text:c="12"/>stack.push(n);</text:p>
      <text:p text:style-name="P212"><text:s text:c="12"/>std::cout &lt;&lt; "ok" &lt;&lt; std::endl;</text:p>
      <text:p text:style-name="P213"><text:s text:c="8"/>} else if (cmd == "cmd_pop") {</text:p>
      <text:p text:style-name="P214"><text:s text:c="12"/>if (stack.empty()) {</text:p>
      <text:p text:style-name="P215"><text:s text:c="16"/>std::cout &lt;&lt; "error" &lt;&lt; std::endl;</text:p>
      <text:p text:style-name="P216"><text:s text:c="16"/>return 0;</text:p>
      <text:p text:style-name="P217"><text:s text:c="12"/>}</text:p>
      <text:p text:style-name="P218"><text:s text:c="12"/>std::cout &lt;&lt; stack.top() &lt;&lt; std::endl;</text:p>
      <text:p text:style-name="P219"><text:s text:c="12"/>stack.pop();</text:p>
      <text:p text:style-name="P220"><text:s text:c="8"/>} else if (cmd == "cmd_top") {</text:p>
      <text:p text:style-name="P221"><text:s text:c="12"/>if (stack.empty()) {</text:p>
      <text:p text:style-name="P222"><text:s text:c="16"/>std::cout &lt;&lt; "error" &lt;&lt; std::endl;</text:p>
      <text:p text:style-name="P223"><text:s text:c="16"/>return 0;</text:p>
      <text:p text:style-name="P224"><text:s text:c="12"/>}</text:p>
      <text:p text:style-name="P225"><text:s text:c="12"/>std::cout &lt;&lt; stack.top() &lt;&lt; std::endl;</text:p>
      <text:p text:style-name="P226"><text:s text:c="8"/>} else if (cmd == "cmd_size") {</text:p>
      <text:p text:style-name="P227"><text:s text:c="12"/>std::cout &lt;&lt; stack.size() &lt;&lt; std::endl;</text:p>
      <text:p text:style-name="P228"><text:s text:c="8"/>} else if (cmd == "cmd_exit") {</text:p>
      <text:p text:style-name="P229"><text:s text:c="12"/>std::cout &lt;&lt; "bye" &lt;&lt; std::endl;</text:p>
      <text:p text:style-name="P230"><text:s text:c="12"/>break;</text:p>
      <text:p text:style-name="P231"><text:s text:c="8"/>} else {</text:p>
      <text:p text:style-name="P232"><text:s text:c="12"/>std::cout &lt;&lt; "error" &lt;&lt; std::endl;</text:p>
      <text:p text:style-name="P233"><text:s text:c="12"/>break;</text:p>
      <text:p text:style-name="P234"><text:s text:c="8"/>}</text:p>
      <text:p text:style-name="P235"><text:s text:c="4"/>}</text:p>
      <text:p text:style-name="P236"/>
      <text:p text:style-name="P237"><text:s text:c="4"/>return 0;</text:p>
      <text:p text:style-name="P238"><text:span text:style-name="T23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0LVL1" style:family="text">
      <style:text-properties style:font-name="Times New Roman" style:font-name-complex="Times New Roman" fo:font-size="12pt" style:font-size-asian="12pt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1" style:display-name="WWNum1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Галеев Амир</dc:creator>
    <meta:creation-date>2024-05-12T12:11:00Z</meta:creation-date>
    <dc:date>2024-05-12T12:11:00Z</dc:date>
    <meta:template xlink:href="Normal.dotm" xlink:type="simple"/>
    <meta:editing-cycles>22</meta:editing-cycles>
    <meta:editing-duration>PT0S</meta:editing-duration>
    <meta:document-statistic meta:page-count="1" meta:paragraph-count="11" meta:word-count="893" meta:character-count="5978" meta:row-count="42" meta:non-whitespace-character-count="5096"/>
  </office:meta>
</office:document-meta>
</file>